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4.419cm"/>
    </style:style>
    <style:style style:name="co9" style:family="table-column">
      <style:table-column-properties fo:break-before="auto" style:column-width="5.424cm"/>
    </style:style>
    <style:style style:name="co10" style:family="table-column">
      <style:table-column-properties fo:break-before="auto" style:column-width="7.858cm"/>
    </style:style>
    <style:style style:name="co11" style:family="table-column">
      <style:table-column-properties fo:break-before="auto" style:column-width="6.668cm"/>
    </style:style>
    <style:style style:name="co12" style:family="table-column">
      <style:table-column-properties fo:break-before="auto" style:column-width="0.8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751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3.346cm" fo:break-before="auto" style:use-optimal-row-height="false"/>
    </style:style>
    <style:style style:name="ro12" style:family="table-row">
      <style:table-row-properties style:row-height="3.685cm" fo:break-before="auto" style:use-optimal-row-height="false"/>
    </style:style>
    <style:style style:name="ro13" style:family="table-row">
      <style:table-row-properties style:row-height="2.03cm" fo:break-before="auto" style:use-optimal-row-height="false"/>
    </style:style>
    <style:style style:name="ro14" style:family="table-row">
      <style:table-row-properties style:row-height="1.395cm" fo:break-before="auto" style:use-optimal-row-height="true"/>
    </style:style>
    <style:style style:name="ro15" style:family="table-row">
      <style:table-row-properties style:row-height="3.648cm" fo:break-before="auto" style:use-optimal-row-height="false"/>
    </style:style>
    <style:style style:name="ro16" style:family="table-row">
      <style:table-row-properties style:row-height="2.18cm" fo:break-before="auto" style:use-optimal-row-height="false"/>
    </style:style>
    <style:style style:name="ro17" style:family="table-row">
      <style:table-row-properties style:row-height="2.217cm" fo:break-before="auto" style:use-optimal-row-height="false"/>
    </style:style>
    <style:style style:name="ro18" style:family="table-row">
      <style:table-row-properties style:row-height="2.482cm" fo:break-before="auto" style:use-optimal-row-height="false"/>
    </style:style>
    <style:style style:name="ro19" style:family="table-row">
      <style:table-row-properties style:row-height="2.293cm" fo:break-before="auto" style:use-optimal-row-height="false"/>
    </style:style>
    <style:style style:name="ro20" style:family="table-row">
      <style:table-row-properties style:row-height="2.33cm" fo:break-before="auto" style:use-optimal-row-height="false"/>
    </style:style>
    <style:style style:name="ro21" style:family="table-row">
      <style:table-row-properties style:row-height="2.143cm" fo:break-before="auto" style:use-optimal-row-height="false"/>
    </style:style>
    <style:style style:name="ro22" style:family="table-row">
      <style:table-row-properties style:row-height="2.067cm" fo:break-before="auto" style:use-optimal-row-height="false"/>
    </style:style>
    <style:style style:name="ro23" style:family="table-row">
      <style:table-row-properties style:row-height="2.632cm" fo:break-before="auto" style:use-optimal-row-height="false"/>
    </style:style>
    <style:style style:name="ro24" style:family="table-row">
      <style:table-row-properties style:row-height="2.595cm" fo:break-before="auto" style:use-optimal-row-height="false"/>
    </style:style>
    <style:style style:name="ro25" style:family="table-row">
      <style:table-row-properties style:row-height="2.97cm" fo:break-before="auto" style:use-optimal-row-height="false"/>
    </style:style>
    <style:style style:name="ro26" style:family="table-row">
      <style:table-row-properties style:row-height="0.977cm" fo:break-before="auto" style:use-optimal-row-height="true"/>
    </style:style>
    <style:style style:name="ro27" style:family="table-row">
      <style:table-row-properties style:row-height="0.556cm" fo:break-before="auto" style:use-optimal-row-height="false"/>
    </style:style>
    <style:style style:name="ro28" style:family="table-row">
      <style:table-row-properties style:row-height="0.977cm" fo:break-before="auto" style:use-optimal-row-height="false"/>
    </style:style>
    <style:style style:name="ro29" style:family="table-row">
      <style:table-row-properties style:row-height="3.535cm" fo:break-before="auto" style:use-optimal-row-height="false"/>
    </style:style>
    <style:style style:name="ro30" style:family="table-row">
      <style:table-row-properties style:row-height="2.738cm" fo:break-before="auto" style:use-optimal-row-height="true"/>
    </style:style>
    <style:style style:name="ro31" style:family="table-row">
      <style:table-row-properties style:row-height="1.842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3.609cm" fo:break-before="auto" style:use-optimal-row-height="false"/>
    </style:style>
    <style:style style:name="ro34" style:family="table-row">
      <style:table-row-properties style:row-height="1.466cm" fo:break-before="auto" style:use-optimal-row-height="true"/>
    </style:style>
    <style:style style:name="ro35" style:family="table-row">
      <style:table-row-properties style:row-height="2.669cm" fo:break-before="auto" style:use-optimal-row-height="false"/>
    </style:style>
    <style:style style:name="ro36" style:family="table-row">
      <style:table-row-properties style:row-height="2.556cm" fo:break-before="auto" style:use-optimal-row-height="false"/>
    </style:style>
    <style:style style:name="ro37" style:family="table-row">
      <style:table-row-properties style:row-height="2.519cm" fo:break-before="auto" style:use-optimal-row-height="false"/>
    </style:style>
    <style:style style:name="ro38" style:family="table-row">
      <style:table-row-properties style:row-height="2.895cm" fo:break-before="auto" style:use-optimal-row-height="false"/>
    </style:style>
    <style:style style:name="ro39" style:family="table-row">
      <style:table-row-properties style:row-height="2.406cm" fo:break-before="auto" style:use-optimal-row-height="false"/>
    </style:style>
    <style:style style:name="ro40" style:family="table-row">
      <style:table-row-properties style:row-height="3.459cm" fo:break-before="auto" style:use-optimal-row-height="false"/>
    </style:style>
    <style:style style:name="ro41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50" number:language="pt" number:country="BR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5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108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#0066cc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2" style:family="table-cell" style:parent-style-name="Default" style:data-style-name="N0">
      <style:table-cell-properties fo:border-bottom="0.06pt solid #3c3c3c" fo:background-color="#333333" style:text-align-source="fix" style:repeat-content="false" fo:wrap-option="wrap" fo:border-left="none" fo:border-right="none" fo:border-top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fo:border-bottom="none" fo:background-color="#333333" style:text-align-source="fix" style:repeat-content="false" fo:wrap-option="wrap" fo:border-left="none" fo:border-right="none" fo:border-top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fo:wrap-option="wrap" style:vertical-align="automatic"/>
      <style:text-properties fo:color="#000000" style:font-name="Arial1" style:font-name-asian="Arial1" style:font-name-complex="Arial1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30">
      <style:table-cell-properties fo:wrap-option="wrap" style:vertical-align="automatic"/>
      <style:text-properties style:font-name="Arial1" style:font-name-asian="Arial1" style:font-name-complex="Arial1"/>
    </style:style>
    <style:style style:name="ce1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0">
      <style:table-cell-properties fo:background-color="#ffffff" fo:wrap-option="wrap" style:vertical-align="automatic"/>
    </style:style>
    <style:style style:name="ce23" style:family="table-cell" style:parent-style-name="Default" style:data-style-name="N0">
      <style:table-cell-properties fo:background-color="transparent" fo:wrap-option="wrap" style:vertical-align="automatic"/>
    </style:style>
    <style:style style:name="ce24" style:family="table-cell" style:parent-style-name="Default" style:data-style-name="N0">
      <style:table-cell-properties fo:background-color="#ffff00" fo:wrap-option="wrap" style:vertical-align="automatic"/>
    </style:style>
    <style:style style:name="ce25" style:family="table-cell" style:parent-style-name="Default" style:data-style-name="N0">
      <style:table-cell-properties fo:background-color="transparent" fo:wrap-option="wrap" style:vertical-align="automatic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ackground-color="transparent" fo:wrap-option="wrap" style:vertical-align="automatic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6" office:value-type="string" calcext:value-type="string">
            <text:p>Data alteração</text:p>
          </table:table-cell>
          <table:table-cell table:style-name="ce6" office:value-type="string" calcext:value-type="string">
            <text:p>Comentários</text:p>
          </table:table-cell>
          <table:table-cell table:style-name="ce6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float" office:value="1" calcext:value-type="float">
            <text:p>1</text:p>
          </table:table-cell>
          <table:table-cell table:style-name="ce8" office:value-type="date" office:date-value="2013-09-30" calcext:value-type="date">
            <text:p>30/09/13 00:00</text:p>
          </table:table-cell>
          <table:table-cell table:style-name="ce7" office:value-type="string" calcext:value-type="string">
            <text:p>Criação do Documento</text:p>
          </table:table-cell>
          <table:table-cell table:style-name="ce7" office:value-type="string" calcext:value-type="string">
            <text:p>Fco Anderson Pinheiro Damasceno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float" office:value="41745" calcext:value-type="float">
            <text:p>16-abr-14</text:p>
          </table:table-cell>
          <table:table-cell table:style-name="ce7" office:value-type="string" calcext:value-type="string">
            <text:p>Execução com nova especificação</text:p>
          </table:table-cell>
          <table:table-cell table:style-name="ce7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6">
          <table:table-cell/>
          <table:table-cell table:style-name="ce7"/>
          <table:table-cell table:style-name="ce9"/>
          <table:table-cell table:style-name="ce7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ecução 16_04_14" table:style-name="ta1" table:print="false">
        <table:table-column table:style-name="co8" table:default-cell-style-name="ce10"/>
        <table:table-column table:style-name="co9" table:number-columns-repeated="3" table:default-cell-style-name="ce10"/>
        <table:table-column table:style-name="co10" table:number-columns-repeated="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10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7">
          <table:table-cell table:number-columns-repeated="6"/>
          <table:table-cell table:style-name="ce1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6"/>
        </table:table-row>
        <table:table-row table:style-name="ro8"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7" office:value-type="string" calcext:value-type="string">
            <text:p>Cenário de Teste</text:p>
          </table:table-cell>
          <table:table-cell table:style-name="ce17" office:value-type="string" calcext:value-type="string">
            <text:p>Passos</text:p>
          </table:table-cell>
          <table:table-cell table:style-name="ce17" office:value-type="string" calcext:value-type="string">
            <text:p>Resultados esperados</text:p>
          </table:table-cell>
          <table:table-cell table:style-name="ce20" office:value-type="string" calcext:value-type="string">
            <text:p>Resultado da Execução</text:p>
          </table:table-cell>
          <table:table-cell table:style-name="ce20" office:value-type="string" calcext:value-type="string">
            <text:p>Observações da Execução</text:p>
          </table:table-cell>
          <table:table-cell table:style-name="ce21" table:number-columns-repeated="1015"/>
          <table:table-cell/>
        </table:table-row>
        <table:table-row table:style-name="ro9">
          <table:table-cell table:style-name="ce12" table:number-columns-spanned="8" table:number-rows-spanned="1"/>
          <table:covered-table-cell table:number-columns-repeated="7"/>
          <table:table-cell table:style-name="ce21" table:number-columns-repeated="1015"/>
          <table:table-cell/>
        </table:table-row>
        <table:table-row table:style-name="ro10">
          <table:table-cell table:style-name="ce13" table:number-columns-repeated="8"/>
          <table:table-cell table:style-name="ce21" table:number-columns-repeated="1015"/>
          <table:table-cell/>
        </table:table-row>
        <table:table-row table:style-name="ro11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1</text:p>
          </table:table-cell>
          <table:table-cell table:style-name="ce14" office:value-type="string" calcext:value-type="string">
            <text:p>Criar Título</text:p>
          </table:table-cell>
          <table:table-cell table:style-name="ce14" office:value-type="string" calcext:value-type="string">
            <text:p>1. O usuário preenche o campo com o nome do título.</text:p>
            <text:p>2.  O usuário preenche o campo ISBN corretamente</text:p>
            <text:p>3.  O usuário escolhe o tipo com a opção  Físico</text:p>
          </table:table-cell>
          <table:table-cell table:style-name="ce14" office:value-type="string" calcext:value-type="string">
            <text:p>Título cadastrado com sucess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2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2</text:p>
          </table:table-cell>
          <table:table-cell table:style-name="ce14" office:value-type="string" calcext:value-type="string">
            <text:p>Criar Título : O usuário preenche o campo ISBN com formato não especificado para o cadastro de título.</text:p>
          </table:table-cell>
          <table:table-cell table:style-name="ce14" office:value-type="string" calcext:value-type="string">
            <text:p>1. O usuário preenche o campo nome_titulo corretamente.                           2. O usuário preenche o campo ISBN com espaço.        </text:p>
            <text:p>3.  O usuário escolhe o tipo com a opção  Físico              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3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3</text:p>
          </table:table-cell>
          <table:table-cell table:style-name="ce14" office:value-type="string" calcext:value-type="string">
            <text:p>Criar Título: O usuário não preenche os campos obrigatórios.</text:p>
          </table:table-cell>
          <table:table-cell table:style-name="ce14" office:value-type="string" calcext:value-type="string">
            <text:p>1. O usuário não preenche o campo nome_titulo                        </text:p>
            <text:p>2.  O usuário não preenche o camp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4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4</text:p>
          </table:table-cell>
          <table:table-cell table:style-name="ce14" office:value-type="string" calcext:value-type="string">
            <text:p>Criar Título : O usuário não preenche o campo nome_titulo por completo.</text:p>
          </table:table-cell>
          <table:table-cell table:style-name="ce14" office:value-type="string" calcext:value-type="string">
            <text:p>1. O usuário preenche o campo nome_titulo mas deixa um caractere em branco no ínicio.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FOI CADASTRADO UM TITULO COM O NOME “ TESTE”</text:p>
          </table:table-cell>
          <table:table-cell table:style-name="ce14" table:number-columns-repeated="17"/>
          <table:table-cell table:number-columns-repeated="999"/>
        </table:table-row>
        <table:table-row table:style-name="ro15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5</text:p>
          </table:table-cell>
          <table:table-cell table:style-name="ce14" office:value-type="string" calcext:value-type="string">
            <text:p>Criar Título: O usuário preenche o campo isbn com tamanho diferente de 10 ou 13 caracteres</text:p>
          </table:table-cell>
          <table:table-cell table:style-name="ce14" office:value-type="string" calcext:value-type="string">
            <text:p>1. O usuário preenche o campo com o nome do título. </text:p>
            <text:p>2.  O usuário preenche o campo ISBN com String de tamanho diferente de 10 ou 13 caracteres</text:p>
            <text:p>3.  O usuário escolhe o tipo com a opção  Físico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FORAM CADASTRADOS TÍTULOS COM ISBN “123123” e “123451234512345”</text:p>
          </table:table-cell>
          <table:table-cell table:style-name="ce14" table:number-columns-repeated="17"/>
          <table:table-cell table:number-columns-repeated="999"/>
        </table:table-row>
        <table:table-row table:style-name="ro16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6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14" office:value-type="string" calcext:value-type="string">
            <text:p>1. O usuário preenche o campo obrigatório nome_titulo.              </text:p>
            <text:p>2. O usuário não preenche o campo obrigatóri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7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7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14" office:value-type="string" calcext:value-type="string">
            <text:p>1. O usuário preenche o campo obrigatório isbn_titulo.                </text:p>
            <text:p>2. O usuário não preenche o campo obrigatório nome_titulo.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8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8</text:p>
          </table:table-cell>
          <table:table-cell table:style-name="ce14" office:value-type="string" calcext:value-type="string">
            <text:p>Criar Título: O usuário não preenche um dos campos obrigatório corretamente.</text:p>
          </table:table-cell>
          <table:table-cell table:style-name="ce14" office:value-type="string" calcext:value-type="string">
            <text:p>1. O usuário preenche o campo nome_titulo.                                </text:p>
            <text:p>2. O usuário preenche o campo isbn_titulo com caracteres especiais.         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9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9</text:p>
          </table:table-cell>
          <table:table-cell table:style-name="ce14" office:value-type="string" calcext:value-type="string">
            <text:p>Criar Título: com ISBN já existente</text:p>
          </table:table-cell>
          <table:table-cell table:style-name="ce14" office:value-type="string" calcext:value-type="string">
            <text:p>1. O usuário preenche o campo nome_titulo corretamente.                           </text:p>
            <text:p>2. O usuário preenche o campo isbn_titulo com um ISBN já existente.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0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10</text:p>
          </table:table-cell>
          <table:table-cell table:style-name="ce14" office:value-type="string" calcext:value-type="string">
            <text:p>Criar Título: com título já existente</text:p>
          </table:table-cell>
          <table:table-cell table:style-name="ce14" office:value-type="string" calcext:value-type="string">
            <text:p>1. O usuário preenche o campo nome_titulo já existente.</text:p>
            <text:p>2. O usuário preenche o campo isbn_titulo com um ISBN corretamente.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FORAM CADASTRADOS DOIS TÍTULOS COM ISBN 999999570</text:p>
          </table:table-cell>
          <table:table-cell table:style-name="ce14" table:number-columns-repeated="17"/>
          <table:table-cell table:number-columns-repeated="999"/>
        </table:table-row>
        <table:table-row table:style-name="ro21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1</text:p>
          </table:table-cell>
          <table:table-cell table:style-name="ce14" office:value-type="string" calcext:value-type="string">
            <text:p>Pesquisar Título</text:p>
          </table:table-cell>
          <table:table-cell table:style-name="ce14" office:value-type="string" calcext:value-type="string">
            <text:p>1. O usuário preenche o campo com um nome existente no banco. </text:p>
            <text:p>2. Seleciona a pesquisa por nome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6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2</text:p>
          </table:table-cell>
          <table:table-cell table:style-name="ce14" office:value-type="string" calcext:value-type="string">
            <text:p>Pesquisar por isbn</text:p>
          </table:table-cell>
          <table:table-cell table:style-name="ce14" office:value-type="string" calcext:value-type="string">
            <text:p>1. O usuário preenche o campo com um isbn existente no banco. </text:p>
            <text:p>2. Seleciona a pesquisa por isbn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2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3</text:p>
          </table:table-cell>
          <table:table-cell table:style-name="ce14" office:value-type="string" calcext:value-type="string">
            <text:p>Pesquisar Título: O usuário não preenche os campos obrigatórios.</text:p>
          </table:table-cell>
          <table:table-cell table:style-name="ce14" office:value-type="string" calcext:value-type="string">
            <text:p>1. O usuário não preenche o campo pesquisar_titulo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3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4</text:p>
          </table:table-cell>
          <table:table-cell table:style-name="ce14" office:value-type="string" calcext:value-type="string">
            <text:p>Pesquisar Título: O usuário preenche o campo com nome inexistente. </text:p>
          </table:table-cell>
          <table:table-cell table:style-name="ce14" office:value-type="string" calcext:value-type="string">
            <text:p>1. O usuário preenche o campo com um título inexistente.           </text:p>
            <text:p>2. O usuário preenche o campo com um isbn inexistente.</text:p>
          </table:table-cell>
          <table:table-cell table:style-name="ce14" office:value-type="string" calcext:value-type="string">
            <text:p>Não é feita a pesquisa.</text:p>
          </table:table-cell>
          <table:table-cell table:style-name="ce14" office:value-type="string" calcext:value-type="string">
            <text:p>PASSOU, para os 2 casos</text:p>
          </table:table-cell>
          <table:table-cell table:style-name="ce14" table:number-columns-repeated="18"/>
          <table:table-cell table:number-columns-repeated="999"/>
        </table:table-row>
        <table:table-row table:style-name="ro20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5</text:p>
          </table:table-cell>
          <table:table-cell table:style-name="ce14" office:value-type="string" calcext:value-type="string">
            <text:p>Atualizar Título</text:p>
          </table:table-cell>
          <table:table-cell table:style-name="ce14" office:value-type="string" calcext:value-type="string">
            <text:p>1. O usuário altera o nome do título</text:p>
            <text:p><text:span text:style-name="T1">2. O usuário altera o ISBN do título               3. O usuário altera o tipo do título</text:span>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4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6</text:p>
          </table:table-cell>
          <table:table-cell table:style-name="ce14" office:value-type="string" calcext:value-type="string">
            <text:p>Atualizar Título: O usuário preenche os campos nos formatos não especificados para a atualização do título.</text:p>
          </table:table-cell>
          <table:table-cell table:style-name="ce14" office:value-type="string" calcext:value-type="string">
            <text:p>1. O usuário altera o nome do título corretamente                        </text:p>
            <text:p>2. O usuário altera o ISBN do título com espaços</text:p>
            <text:p>3. Seleciona a opção editar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5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7</text:p>
          </table:table-cell>
          <table:table-cell table:style-name="ce14" office:value-type="string" calcext:value-type="string">
            <text:p>Atualizar Título: O usuário não preenche nenhum dos campos para atualização do título.</text:p>
          </table:table-cell>
          <table:table-cell table:style-name="ce14" office:value-type="string" calcext:value-type="string">
            <text:p>1. O usuário não altera o campo nome_titulo.                               </text:p>
            <text:p>2. O usuário não altera o campo isbn_título.  </text:p>
            <text:p>3. Altera-se o tipo do título                         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6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8</text:p>
          </table:table-cell>
          <table:table-cell table:style-name="ce14" office:value-type="string" calcext:value-type="string">
            <text:p>Atualizar Título: O usuário não preenche corretamente os campos para a atualização do título.</text:p>
          </table:table-cell>
          <table:table-cell table:style-name="ce18" office:value-type="string" calcext:value-type="string">
            <text:p>1. O usuário altera o nome do título corretamente.    </text:p>
            <text:p>2. O usuário altera o isbn do título com um caractere especial.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26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EXCLUIR</text:p>
          </table:table-cell>
          <table:table-cell table:style-name="ce16" office:value-type="string" calcext:value-type="string">
            <text:p>TC_001_19</text:p>
          </table:table-cell>
          <table:table-cell table:style-name="ce14" office:value-type="string" calcext:value-type="string">
            <text:p>Remover Título</text:p>
          </table:table-cell>
          <table:table-cell table:style-name="ce14" office:value-type="string" calcext:value-type="string">
            <text:p>1. O usuário seleciona o título. <text:s text:c="20"/>2. O usuário remove o título selecionado.</text:p>
          </table:table-cell>
          <table:table-cell table:style-name="ce14" office:value-type="string" calcext:value-type="string">
            <text:p>Título excluí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icação_30_09_13" table:style-name="ta1" table:print="false">
        <table:table-column table:style-name="co12" table:default-cell-style-name="ce10"/>
        <table:table-column table:style-name="co8" table:default-cell-style-name="ce10"/>
        <table:table-column table:style-name="co9" table:number-columns-repeated="3" table:default-cell-style-name="ce10"/>
        <table:table-column table:style-name="co10" table:default-cell-style-name="ce24"/>
        <table:table-column table:style-name="co10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10"/>
        <table:table-row table:style-name="ro1">
          <table:table-cell table:number-columns-repeated="5"/>
          <table:table-cell table:style-name="ce22"/>
          <table:table-cell table:number-columns-repeated="1018"/>
        </table:table-row>
        <table:table-row table:style-name="ro27">
          <table:table-cell table:number-columns-repeated="5"/>
          <table:table-cell table:style-name="ce23"/>
          <table:table-cell/>
          <table:table-cell table:style-name="ce1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21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7" office:value-type="string" calcext:value-type="string">
            <text:p>Cenário de Teste</text:p>
          </table:table-cell>
          <table:table-cell table:style-name="ce17" office:value-type="string" calcext:value-type="string">
            <text:p>Passos</text:p>
          </table:table-cell>
          <table:table-cell table:style-name="ce17" office:value-type="string" calcext:value-type="string">
            <text:p>Resultados esperados</text:p>
          </table:table-cell>
          <table:table-cell table:style-name="ce20" office:value-type="string" calcext:value-type="string">
            <text:p>Resultado da Execução</text:p>
          </table:table-cell>
          <table:table-cell table:style-name="ce20" office:value-type="string" calcext:value-type="string">
            <text:p>Observações da Execução</text:p>
          </table:table-cell>
          <table:table-cell table:style-name="ce21" table:number-columns-repeated="1015"/>
        </table:table-row>
        <table:table-row table:style-name="ro28">
          <table:table-cell table:style-name="ce21"/>
          <table:table-cell table:style-name="ce12" table:number-columns-spanned="8" table:number-rows-spanned="1"/>
          <table:covered-table-cell table:number-columns-repeated="7"/>
          <table:table-cell table:style-name="ce21" table:number-columns-repeated="1015"/>
        </table:table-row>
        <table:table-row table:style-name="ro29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1</text:p>
          </table:table-cell>
          <table:table-cell table:style-name="ce14" office:value-type="string" calcext:value-type="string">
            <text:p>Criar Título</text:p>
          </table:table-cell>
          <table:table-cell table:style-name="ce25" office:value-type="string" calcext:value-type="string">
            <text:p>1. O usuário preenche o campo com o nome do título.</text:p>
            <text:p>2.  O usuário preenche o campo ISBN corretamente</text:p>
            <text:p>3.  O usuário escolhe o tipo com a opção  Físico</text:p>
          </table:table-cell>
          <table:table-cell table:style-name="ce14" office:value-type="string" calcext:value-type="string">
            <text:p>Título cadastrado com sucesso</text:p>
          </table:table-cell>
          <table:table-cell table:style-name="ce14" office:value-type="string" calcext:value-type="string">
            <text:p>PASSOU</text:p>
          </table:table-cell>
          <table:table-cell table:style-name="ce14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30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2</text:p>
          </table:table-cell>
          <table:table-cell table:style-name="ce14" office:value-type="string" calcext:value-type="string">
            <text:p>Criar Título : O usuário preenche os campos nos formatos não especificados para o cadastro de título.</text:p>
          </table:table-cell>
          <table:table-cell table:style-name="ce25" office:value-type="string" calcext:value-type="string">
            <text:p>1. O usuário preenche o campo nome_titulo com números ou caracteres especias.</text:p>
            <text:p>2. O usuário preenche o campo ISBN com espaço.</text:p>
            <text:p>3.  O usuário escolhe o tipo com a opção  Físico              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nome do título foi cadastrado mesmo sendo preenchido com caracteres especiais, e o ISBN está sendo cadastrado com o caractere espaço.</text:p>
          </table:table-cell>
          <table:table-cell table:style-name="ce14" table:number-columns-repeated="17"/>
          <table:table-cell table:number-columns-repeated="998"/>
        </table:table-row>
        <table:table-row table:style-name="ro13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3</text:p>
          </table:table-cell>
          <table:table-cell table:style-name="ce14" office:value-type="string" calcext:value-type="string">
            <text:p>Criar Título: O usuário não preenche os campos obrigatórios.</text:p>
          </table:table-cell>
          <table:table-cell table:style-name="ce25" office:value-type="string" calcext:value-type="string">
            <text:p>1. O usuário não preenche o campo nome_titulo</text:p>
            <text:p>2.  O usuário não preenche o camp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14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4</text:p>
          </table:table-cell>
          <table:table-cell table:style-name="ce14" office:value-type="string" calcext:value-type="string">
            <text:p>Criar Título : O usuário não preenche o campo nome_titulo por completo.</text:p>
          </table:table-cell>
          <table:table-cell table:style-name="ce25" office:value-type="string" calcext:value-type="string">
            <text:p>1. O usuário preenche o campo nome_titulo mas deixa um caractere em branco.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1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6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25" office:value-type="string" calcext:value-type="string">
            <text:p>1. O usuário preenche o campo obrigatório nome_titulo.</text:p>
            <text:p>2. O usuário não preenche o campo obrigatóri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1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7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25" office:value-type="string" calcext:value-type="string">
            <text:p>1. O usuário preenche o campo obrigatório isbn_titulo.</text:p>
            <text:p>2. O usuário não preenche o campo obrigatório nome_titulo.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2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8</text:p>
          </table:table-cell>
          <table:table-cell table:style-name="ce14" office:value-type="string" calcext:value-type="string">
            <text:p>Criar Título: O usuário não preenche um dos campos obrigatório corretamente.</text:p>
          </table:table-cell>
          <table:table-cell table:style-name="ce25" office:value-type="string" calcext:value-type="string">
            <text:p>1. O usuário preenche o campo nome_titulo com caracteres especiais.</text:p>
            <text:p>2. O usuário preenche o campo isbn_titulo                                           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nome do título foi cadastrado mesmo sendo preenchido com caracteres especiais, e o ISBN está sendo cadastrado com o caractere espaço.</text:p>
          </table:table-cell>
          <table:table-cell table:style-name="ce14" table:number-columns-repeated="17"/>
          <table:table-cell table:number-columns-repeated="998"/>
        </table:table-row>
        <table:table-row table:style-name="ro14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9</text:p>
          </table:table-cell>
          <table:table-cell table:style-name="ce14" office:value-type="string" calcext:value-type="string">
            <text:p>Criar Título: O usuário não preenche um dos campos obrigatório corretamente.</text:p>
          </table:table-cell>
          <table:table-cell table:style-name="ce25" office:value-type="string" calcext:value-type="string">
            <text:p>1. O usuário preenche o campo nome_titulo.</text:p>
            <text:p>2. O usuário preenche o campo isbn_titulo com caracteres especiais.         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ISBN do título foi cadastrado mesmo sendo preenchido com caracteres especiais</text:p>
          </table:table-cell>
          <table:table-cell table:style-name="ce14" table:number-columns-repeated="17"/>
          <table:table-cell table:number-columns-repeated="998"/>
        </table:table-row>
        <table:table-row table:style-name="ro32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0</text:p>
          </table:table-cell>
          <table:table-cell table:style-name="ce14" office:value-type="string" calcext:value-type="string">
            <text:p>Pesquisar Título</text:p>
          </table:table-cell>
          <table:table-cell table:style-name="ce25" office:value-type="string" calcext:value-type="string">
            <text:p>1. O usuário preenche o campo pesquisar_titulo com o nome ou isbn do título. 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14" office:value-type="string" calcext:value-type="string">
            <text:p>PASSOU</text:p>
          </table:table-cell>
          <table:table-cell table:style-name="ce14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14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1</text:p>
          </table:table-cell>
          <table:table-cell table:style-name="ce14" office:value-type="string" calcext:value-type="string">
            <text:p>Pesquisar Titulo: O usuário preenche campo obrigatório com valor inferior</text:p>
          </table:table-cell>
          <table:table-cell table:style-name="ce25" office:value-type="string" calcext:value-type="string">
            <text:p>1. O usuário preenche o campo pesquisar_titulo com um valor inferior</text:p>
          </table:table-cell>
          <table:table-cell table:style-name="ce14" office:value-type="string" calcext:value-type="string">
            <text:p>Título não encontrado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3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2</text:p>
          </table:table-cell>
          <table:table-cell table:style-name="ce14" office:value-type="string" calcext:value-type="string">
            <text:p>Pesquisar Título: O usuário preenche os campos nos formatos não especificados para realizar a pesquisa dos títulos.</text:p>
          </table:table-cell>
          <table:table-cell table:style-name="ce25" office:value-type="string" calcext:value-type="string">
            <text:p>1. O usuário preenche o campo pesquisar_titulo com números.</text:p>
            <text:p>2. O usuário preenche o campo pesquisar_titulo com um isbn incorreto.                                                                                                                                                                      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14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3</text:p>
          </table:table-cell>
          <table:table-cell table:style-name="ce14" office:value-type="string" calcext:value-type="string">
            <text:p>Pesquisar Título: O usuário não preenche os campos obrigatórios.</text:p>
          </table:table-cell>
          <table:table-cell table:style-name="ce25" office:value-type="string" calcext:value-type="string">
            <text:p>1. O usuário não preenche o campo pesquisar_titulo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1">
          <table:table-cell table:style-name="ce14"/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5</text:p>
          </table:table-cell>
          <table:table-cell table:style-name="ce14" office:value-type="string" calcext:value-type="string">
            <text:p>Pesquisar Título: O usuário preenche o campo com nome inexistente. </text:p>
          </table:table-cell>
          <table:table-cell table:style-name="ce25" office:value-type="string" calcext:value-type="string">
            <text:p>1. O usuário preenche o campo com um título inexistente.</text:p>
            <text:p>2. O usuário preenche o campo com um isbn inexistente.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2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6</text:p>
          </table:table-cell>
          <table:table-cell table:style-name="ce14" office:value-type="string" calcext:value-type="string">
            <text:p>Atualizar Título</text:p>
          </table:table-cell>
          <table:table-cell table:style-name="ce25" office:value-type="string" calcext:value-type="string">
            <text:p>1. O usuário altera o nome do título</text:p>
            <text:p><text:span text:style-name="T1">2. O usuário altera o ISBN do título</text:span></text:p>
            <text:p><text:span text:style-name="T1">3. O usuário altera o tipo do título</text:span>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31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7</text:p>
          </table:table-cell>
          <table:table-cell table:style-name="ce14" office:value-type="string" calcext:value-type="string">
            <text:p>Atualizar Título: O usuário preenche os campos nos formatos não especificados para a atualização do título.</text:p>
          </table:table-cell>
          <table:table-cell table:style-name="ce25" office:value-type="string" calcext:value-type="string">
            <text:p>1. O usuário altera o nome do título com números</text:p>
            <text:p>2. O usuário altera o ISBN do título com espaço.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título foi atualizado por números e o ISBN por vazio, (espaço).</text:p>
          </table:table-cell>
          <table:table-cell table:style-name="ce14" table:number-columns-repeated="17"/>
          <table:table-cell table:number-columns-repeated="998"/>
        </table:table-row>
        <table:table-row table:style-name="ro31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8</text:p>
          </table:table-cell>
          <table:table-cell table:style-name="ce14" office:value-type="string" calcext:value-type="string">
            <text:p>Atualizar Título: O usuário não preenche nenhum dos campos para atualização do título.</text:p>
          </table:table-cell>
          <table:table-cell table:style-name="ce25" office:value-type="string" calcext:value-type="string">
            <text:p>1. O usuário não altera o campo nome_titulo.</text:p>
            <text:p>2. O usuário não altera o campo isbn_título.                                    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PASSOU</text:p>
          </table:table-cell>
          <table:table-cell table:style-name="ce14" table:number-columns-repeated="18"/>
          <table:table-cell table:number-columns-repeated="998"/>
        </table:table-row>
        <table:table-row table:style-name="ro31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9</text:p>
          </table:table-cell>
          <table:table-cell table:style-name="ce14" office:value-type="string" calcext:value-type="string">
            <text:p>Atualizar Título: O usuário não preenche corretamente os campos para a atualização do título.</text:p>
          </table:table-cell>
          <table:table-cell table:style-name="ce26" office:value-type="string" calcext:value-type="string">
            <text:p>1. O usuário altera o nome do título com um caractere inválido.</text:p>
            <text:p>2. O usuário altera o isbn do título com um caractere especial.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título e o isbn <text:s/>foi atualizado por caracteres especias.</text:p>
          </table:table-cell>
          <table:table-cell table:style-name="ce14" table:number-columns-repeated="17"/>
          <table:table-cell table:number-columns-repeated="998"/>
        </table:table-row>
        <table:table-row table:style-name="ro31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20</text:p>
          </table:table-cell>
          <table:table-cell table:style-name="ce14" office:value-type="string" calcext:value-type="string">
            <text:p>Atualizar Título: O usuário não preenche corretamente um dos campos para a atualização do título.</text:p>
          </table:table-cell>
          <table:table-cell table:style-name="ce26" office:value-type="string" calcext:value-type="string">
            <text:p>1. O usuário altera o nome do título corretamente.</text:p>
            <text:p>2. O usuário altera o isbn do título com um caractere especial.</text:p>
          </table:table-cell>
          <table:table-cell table:style-name="ce14" office:value-type="string" calcext:value-type="string">
            <text:p>Titulo não atualiz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ISBN do título foi atualizado mesmo sendo preenchido com caracteres especiais</text:p>
          </table:table-cell>
          <table:table-cell table:style-name="ce14" table:number-columns-repeated="17"/>
          <table:table-cell table:number-columns-repeated="998"/>
        </table:table-row>
        <table:table-row table:style-name="ro32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21</text:p>
          </table:table-cell>
          <table:table-cell table:style-name="ce14" office:value-type="string" calcext:value-type="string">
            <text:p>Atualizar Título: O usuário não preenche um dos campos para a atualização do título.</text:p>
          </table:table-cell>
          <table:table-cell table:style-name="ce26" office:value-type="string" calcext:value-type="string">
            <text:p>1. O usuário altera o isbn do título corretamente</text:p>
            <text:p>2. O usuário altera o nome do titulo com caractere especial.                                              </text:p>
          </table:table-cell>
          <table:table-cell table:style-name="ce14" office:value-type="string" calcext:value-type="string">
            <text:p>Titulo não atualizado</text:p>
          </table:table-cell>
          <table:table-cell table:style-name="ce14" office:value-type="string" calcext:value-type="string">
            <text:p>FALHOU</text:p>
          </table:table-cell>
          <table:table-cell table:style-name="ce14" office:value-type="string" calcext:value-type="string">
            <text:p>O nome do título foi atualizado mesmo sendo preenchido com caracteres especiais</text:p>
          </table:table-cell>
          <table:table-cell table:style-name="ce14" table:number-columns-repeated="17"/>
          <table:table-cell table:number-columns-repeated="998"/>
        </table:table-row>
        <table:table-row table:style-name="ro32">
          <table:table-cell table:style-name="ce14"/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EXCLUIR</text:p>
          </table:table-cell>
          <table:table-cell table:style-name="ce16" office:value-type="string" calcext:value-type="string">
            <text:p>TC_001_22</text:p>
          </table:table-cell>
          <table:table-cell table:style-name="ce14" office:value-type="string" calcext:value-type="string">
            <text:p>Remover Título</text:p>
          </table:table-cell>
          <table:table-cell table:style-name="ce25" office:value-type="string" calcext:value-type="string">
            <text:p>1. O usuário seleciona o título.</text:p>
            <text:p>2. O usuário remove o título selecionado.</text:p>
          </table:table-cell>
          <table:table-cell table:style-name="ce14" office:value-type="string" calcext:value-type="string">
            <text:p>Título excluído com sucesso.</text:p>
          </table:table-cell>
          <table:table-cell table:style-name="ce14" office:value-type="string" calcext:value-type="string">
            <text:p>PASSOU</text:p>
          </table:table-cell>
          <table:table-cell table:style-name="ce14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4" table:number-columns-repeated="17"/>
          <table:table-cell table:number-columns-repeated="998"/>
        </table:table-row>
        <table:table-row table:style-name="ro1" table:number-rows-repeated="115">
          <table:table-cell table:number-columns-repeated="5"/>
          <table:table-cell table:style-name="ce23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0"/>
        <table:table-column table:style-name="co9" table:number-columns-repeated="3" table:default-cell-style-name="ce10"/>
        <table:table-column table:style-name="co10" table:number-columns-repeated="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10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7">
          <table:table-cell table:number-columns-repeated="6"/>
          <table:table-cell table:style-name="ce1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6"/>
        </table:table-row>
        <table:table-row table:style-name="ro8"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7" office:value-type="string" calcext:value-type="string">
            <text:p>Cenário de Teste</text:p>
          </table:table-cell>
          <table:table-cell table:style-name="ce17" office:value-type="string" calcext:value-type="string">
            <text:p>Passos</text:p>
          </table:table-cell>
          <table:table-cell table:style-name="ce17" office:value-type="string" calcext:value-type="string">
            <text:p>Resultados esperados</text:p>
          </table:table-cell>
          <table:table-cell table:style-name="ce20" office:value-type="string" calcext:value-type="string">
            <text:p>Resultado da Execução</text:p>
          </table:table-cell>
          <table:table-cell table:style-name="ce20" office:value-type="string" calcext:value-type="string">
            <text:p>Observações da Execução</text:p>
          </table:table-cell>
          <table:table-cell table:style-name="ce21" table:number-columns-repeated="1015"/>
          <table:table-cell/>
        </table:table-row>
        <table:table-row table:style-name="ro9">
          <table:table-cell table:style-name="ce12" table:number-columns-spanned="8" table:number-rows-spanned="1"/>
          <table:covered-table-cell table:number-columns-repeated="7"/>
          <table:table-cell table:style-name="ce21" table:number-columns-repeated="1015"/>
          <table:table-cell/>
        </table:table-row>
        <table:table-row table:style-name="ro10">
          <table:table-cell table:style-name="ce13" table:number-columns-repeated="8"/>
          <table:table-cell table:style-name="ce21" table:number-columns-repeated="1015"/>
          <table:table-cell/>
        </table:table-row>
        <table:table-row table:style-name="ro11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1</text:p>
          </table:table-cell>
          <table:table-cell table:style-name="ce14" office:value-type="string" calcext:value-type="string">
            <text:p>Criar Título</text:p>
          </table:table-cell>
          <table:table-cell table:style-name="ce14" office:value-type="string" calcext:value-type="string">
            <text:p>1. O usuário preenche o campo com o nome do título.</text:p>
            <text:p>2.  O usuário preenche o campo ISBN corretamente</text:p>
            <text:p>3.  O usuário escolhe o tipo com a opção  Físico</text:p>
          </table:table-cell>
          <table:table-cell table:style-name="ce14" office:value-type="string" calcext:value-type="string">
            <text:p>Título cadastrado com sucess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2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2</text:p>
          </table:table-cell>
          <table:table-cell table:style-name="ce14" office:value-type="string" calcext:value-type="string">
            <text:p>Criar Título : O usuário preenche o campo ISBN com formato não especificado para o cadastro de título.</text:p>
          </table:table-cell>
          <table:table-cell table:style-name="ce14" office:value-type="string" calcext:value-type="string">
            <text:p>1. O usuário preenche o campo nome_titulo corretamente.                           2. O usuário preenche o campo ISBN com espaço.        </text:p>
            <text:p>3.  O usuário escolhe o tipo com a opção  Físico              </text:p>
          </table:table-cell>
          <table:table-cell table:style-name="ce14" office:value-type="string" calcext:value-type="string">
            <text:p>Tí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3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3</text:p>
          </table:table-cell>
          <table:table-cell table:style-name="ce14" office:value-type="string" calcext:value-type="string">
            <text:p>Criar Título: O usuário não preenche os campos obrigatórios.</text:p>
          </table:table-cell>
          <table:table-cell table:style-name="ce14" office:value-type="string" calcext:value-type="string">
            <text:p>1. O usuário não preenche o campo nome_titulo                        </text:p>
            <text:p>2.  O usuário não preenche o camp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4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4</text:p>
          </table:table-cell>
          <table:table-cell table:style-name="ce14" office:value-type="string" calcext:value-type="string">
            <text:p>Criar Título : O usuário não preenche o campo nome_titulo por completo.</text:p>
          </table:table-cell>
          <table:table-cell table:style-name="ce27" office:value-type="string" calcext:value-type="string">
            <text:p>1. O usuário preenche o campo nome_titulo mas deixa um caractere em branco no ínicio.</text:p>
          </table:table-cell>
          <table:table-cell table:style-name="ce14" office:value-type="string" calcext:value-type="string">
            <text:p>Tí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5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5</text:p>
          </table:table-cell>
          <table:table-cell table:style-name="ce14" office:value-type="string" calcext:value-type="string">
            <text:p>Criar Título: O usuário preenche o campo isbn com tamanho diferente de 10 ou 13 caracteres</text:p>
          </table:table-cell>
          <table:table-cell table:style-name="ce14" office:value-type="string" calcext:value-type="string">
            <text:p>1. O usuário preenche o campo com o nome do título. </text:p>
            <text:p>2.  O usuário preenche o campo ISBN com String de tamanho diferente de 10 ou 13 caracteres</text:p>
            <text:p>3.  O usuário escolhe o tipo com a opção  Físico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6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6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14" office:value-type="string" calcext:value-type="string">
            <text:p>1. O usuário preenche o campo obrigatório nome_titulo.              </text:p>
            <text:p>2. O usuário não preenche o campo obrigatório isbn_titulo</text:p>
          </table:table-cell>
          <table:table-cell table:style-name="ce14" office:value-type="string" calcext:value-type="string">
            <text:p>Tí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7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7</text:p>
          </table:table-cell>
          <table:table-cell table:style-name="ce14" office:value-type="string" calcext:value-type="string">
            <text:p>Criar Título : O usuário só preenche um dos campos obrigatório.</text:p>
          </table:table-cell>
          <table:table-cell table:style-name="ce14" office:value-type="string" calcext:value-type="string">
            <text:p>1. O usuário preenche o campo obrigatório isbn_titulo.                </text:p>
            <text:p>2. O usuário não preenche o campo obrigatório nome_titulo.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8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8</text:p>
          </table:table-cell>
          <table:table-cell table:style-name="ce14" office:value-type="string" calcext:value-type="string">
            <text:p>Criar Título: O usuário não preenche um dos campos obrigatório corretamente.</text:p>
          </table:table-cell>
          <table:table-cell table:style-name="ce14" office:value-type="string" calcext:value-type="string">
            <text:p>1. O usuário preenche o campo nome_titulo.                                </text:p>
            <text:p>2. O usuário preenche o campo isbn_titulo com caracteres especiais.         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9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09</text:p>
          </table:table-cell>
          <table:table-cell table:style-name="ce14" office:value-type="string" calcext:value-type="string">
            <text:p>Criar Título: com ISBN já existente</text:p>
          </table:table-cell>
          <table:table-cell table:style-name="ce14" office:value-type="string" calcext:value-type="string">
            <text:p>1. O usuário preenche o campo nome_titulo corretamente.                           </text:p>
            <text:p>2. O usuário preenche o campo isbn_titulo com um ISBN já existente.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5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CRIAR</text:p>
          </table:table-cell>
          <table:table-cell table:style-name="ce16" office:value-type="string" calcext:value-type="string">
            <text:p>TC_001_10</text:p>
          </table:table-cell>
          <table:table-cell table:style-name="ce14" office:value-type="string" calcext:value-type="string">
            <text:p>Criar Título: com título já existente</text:p>
          </table:table-cell>
          <table:table-cell table:style-name="ce14" office:value-type="string" calcext:value-type="string">
            <text:p>1. O usuário preenche o campo nome_titulo já existente.</text:p>
            <text:p>2. O usuário preenche o campo isbn_titulo com um ISBN corretamente.              </text:p>
          </table:table-cell>
          <table:table-cell table:style-name="ce14" office:value-type="string" calcext:value-type="string">
            <text:p>Titulo não cadastrado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6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1</text:p>
          </table:table-cell>
          <table:table-cell table:style-name="ce14" office:value-type="string" calcext:value-type="string">
            <text:p>Pesquisar Título</text:p>
          </table:table-cell>
          <table:table-cell table:style-name="ce14" office:value-type="string" calcext:value-type="string">
            <text:p>1. O usuário preenche o campo com um nome existente no banco. </text:p>
            <text:p>2. Seleciona a pesquisa por nome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28" office:value-type="string" calcext:value-type="string">
            <text:p>OK</text:p>
          </table:table-cell>
          <table:table-cell table:style-name="ce14" office:value-type="string" calcext:value-type="string">
            <text:p>NÃO É NECESSARIO ESCOLHER O TIPO DE PESQUISA</text:p>
          </table:table-cell>
          <table:table-cell table:style-name="ce14" table:number-columns-repeated="17"/>
          <table:table-cell table:number-columns-repeated="999"/>
        </table:table-row>
        <table:table-row table:style-name="ro24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2</text:p>
          </table:table-cell>
          <table:table-cell table:style-name="ce14" office:value-type="string" calcext:value-type="string">
            <text:p>Pesquisar por isbn</text:p>
          </table:table-cell>
          <table:table-cell table:style-name="ce14" office:value-type="string" calcext:value-type="string">
            <text:p>1. O usuário preenche o campo com um isbn existente no banco. </text:p>
            <text:p>2. Seleciona a pesquisa por isbn</text:p>
          </table:table-cell>
          <table:table-cell table:style-name="ce14" office:value-type="string" calcext:value-type="string">
            <text:p>Título encontrado com sucesso &lt;Nome do Titulo&gt;</text:p>
          </table:table-cell>
          <table:table-cell table:style-name="ce28" office:value-type="string" calcext:value-type="string">
            <text:p>OK</text:p>
          </table:table-cell>
          <table:table-cell table:style-name="ce14" office:value-type="string" calcext:value-type="string">
            <text:p>NÃO É NECESSARIO ESCOLHER O TIPO DE PESQUISA</text:p>
          </table:table-cell>
          <table:table-cell table:style-name="ce14" table:number-columns-repeated="17"/>
          <table:table-cell table:number-columns-repeated="999"/>
        </table:table-row>
        <table:table-row table:style-name="ro37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3</text:p>
          </table:table-cell>
          <table:table-cell table:style-name="ce14" office:value-type="string" calcext:value-type="string">
            <text:p>Pesquisar Título: O usuário não preenche os campos obrigatórios.</text:p>
          </table:table-cell>
          <table:table-cell table:style-name="ce14" office:value-type="string" calcext:value-type="string">
            <text:p>1. O usuário não preenche o campo pesquisar_titulo</text:p>
          </table:table-cell>
          <table:table-cell table:style-name="ce14" office:value-type="string" calcext:value-type="string">
            <text:p>Título não encontrad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8">
          <table:table-cell table:style-name="ce14" office:value-type="string" calcext:value-type="string">
            <text:p>Cadastrar Título</text:p>
          </table:table-cell>
          <table:table-cell table:style-name="ce14" office:value-type="string" calcext:value-type="string">
            <text:p>PESQUISAR</text:p>
          </table:table-cell>
          <table:table-cell table:style-name="ce16" office:value-type="string" calcext:value-type="string">
            <text:p>TC_001_14</text:p>
          </table:table-cell>
          <table:table-cell table:style-name="ce14" office:value-type="string" calcext:value-type="string">
            <text:p>Pesquisar Título: O usuário preenche o campo com nome inexistente. </text:p>
          </table:table-cell>
          <table:table-cell table:style-name="ce14" office:value-type="string" calcext:value-type="string">
            <text:p>1. O usuário preenche o campo com um título inexistente.           </text:p>
            <text:p>2. O usuário preenche o campo com um isbn inexistente.</text:p>
          </table:table-cell>
          <table:table-cell table:style-name="ce14" office:value-type="string" calcext:value-type="string">
            <text:p>Não é feita a pesquisa.</text:p>
          </table:table-cell>
          <table:table-cell table:style-name="ce28" office:value-type="string" calcext:value-type="string">
            <text:p>OK</text:p>
          </table:table-cell>
          <table:table-cell table:style-name="ce14" office:value-type="string" calcext:value-type="string">
            <text:p>NÃO APRESENTA NENHUM TITULO</text:p>
          </table:table-cell>
          <table:table-cell table:style-name="ce14" table:number-columns-repeated="17"/>
          <table:table-cell table:number-columns-repeated="999"/>
        </table:table-row>
        <table:table-row table:style-name="ro39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5</text:p>
          </table:table-cell>
          <table:table-cell table:style-name="ce14" office:value-type="string" calcext:value-type="string">
            <text:p>Atualizar Título</text:p>
          </table:table-cell>
          <table:table-cell table:style-name="ce14" office:value-type="string" calcext:value-type="string">
            <text:p>1. O usuário altera o nome do título</text:p>
            <text:p><text:span text:style-name="T1">2. O usuário altera o ISBN do título               3. O usuário altera o tipo do título</text:span>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24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6</text:p>
          </table:table-cell>
          <table:table-cell table:style-name="ce14" office:value-type="string" calcext:value-type="string">
            <text:p>Atualizar Título: O usuário preenche os campos nos formatos não especificados para a atualização do título.</text:p>
          </table:table-cell>
          <table:table-cell table:style-name="ce14" office:value-type="string" calcext:value-type="string">
            <text:p>1. O usuário altera o nome do título corretamente                        </text:p>
            <text:p>2. O usuário altera o ISBN do título com espaços</text:p>
            <text:p>3. Seleciona a opção editar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40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7</text:p>
          </table:table-cell>
          <table:table-cell table:style-name="ce14" office:value-type="string" calcext:value-type="string">
            <text:p>Atualizar Título: O usuário não preenche nenhum dos campos para atualização do título.</text:p>
          </table:table-cell>
          <table:table-cell table:style-name="ce14" office:value-type="string" calcext:value-type="string">
            <text:p>1. O usuário não altera o campo nome_titulo.                               </text:p>
            <text:p>2. O usuário não altera o campo isbn_título.  </text:p>
            <text:p>3. Altera-se o tipo do título                         </text:p>
          </table:table-cell>
          <table:table-cell table:style-name="ce14" office:value-type="string" calcext:value-type="string">
            <text:p>Título atualizado com sucess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35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ATUALIZAR</text:p>
          </table:table-cell>
          <table:table-cell table:style-name="ce16" office:value-type="string" calcext:value-type="string">
            <text:p>TC_001_18</text:p>
          </table:table-cell>
          <table:table-cell table:style-name="ce14" office:value-type="string" calcext:value-type="string">
            <text:p>Atualizar Título: O usuário não preenche corretamente os campos para a atualização do título.</text:p>
          </table:table-cell>
          <table:table-cell table:style-name="ce18" office:value-type="string" calcext:value-type="string">
            <text:p>1. O usuário altera o nome do título corretamente.    </text:p>
            <text:p>2. O usuário altera o isbn do título com um caractere especial.</text:p>
          </table:table-cell>
          <table:table-cell table:style-name="ce14" office:value-type="string" calcext:value-type="string">
            <text:p>Título não atualizad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41">
          <table:table-cell table:style-name="ce15" office:value-type="string" calcext:value-type="string">
            <text:p>Cadastrar Título</text:p>
          </table:table-cell>
          <table:table-cell table:style-name="ce14" office:value-type="string" calcext:value-type="string">
            <text:p>EXCLUIR</text:p>
          </table:table-cell>
          <table:table-cell table:style-name="ce16" office:value-type="string" calcext:value-type="string">
            <text:p>TC_001_19</text:p>
          </table:table-cell>
          <table:table-cell table:style-name="ce14" office:value-type="string" calcext:value-type="string">
            <text:p>Remover Título</text:p>
          </table:table-cell>
          <table:table-cell table:style-name="ce14" office:value-type="string" calcext:value-type="string">
            <text:p>1. O usuário seleciona o título. <text:s text:c="20"/>2. O usuário remove o título selecionado.</text:p>
          </table:table-cell>
          <table:table-cell table:style-name="ce14" office:value-type="string" calcext:value-type="string">
            <text:p>Título excluído com sucesso.</text:p>
          </table:table-cell>
          <table:table-cell table:style-name="ce28" office:value-type="string" calcext:value-type="string">
            <text:p>OK</text:p>
          </table:table-cell>
          <table:table-cell table:style-name="ce14" table:number-columns-repeated="18"/>
          <table:table-cell table:number-columns-repeated="99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-</number:text>
      <number:month number:textual="true"/>
      <number:text>-</number:text>
      <number:year/>
    </number:date-style>
    <number:date-style style:name="N108P0" style:volatile="true">
      <number:day/>
      <number:text>-</number:text>
      <number:month number:textual="true"/>
      <number:text>-</number:text>
      <number:year/>
    </number:date-style>
    <number:text-style style:name="N108">
      <number:text-content/>
      <style:map style:condition="value()&gt;=0" style:apply-style-name="N108P0"/>
    </number:text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0:03:27.931940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6T12:02:56Z</meta:creation-date>
    <dc:date>2014-11-17T10:26:29.506945637</dc:date>
    <meta:editing-duration>PT2H19M24S</meta:editing-duration>
    <meta:editing-cycles>11</meta:editing-cycles>
    <meta:document-statistic meta:table-count="5" meta:cell-count="469" meta:object-count="0"/>
  </office:meta>
</office:document-meta>
</file>